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767890B77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283cm" svg:x="1.013cm" svg:y="8.814cm">
          <draw:image xlink:href="Pictures/10000001000004B0000002767890B774.png" xlink:type="simple" xlink:show="embed" xlink:actuate="onLoad" draw:mime-type="image/png">
            <text:p/>
          </draw:image>
        </draw:frame>
        <draw:frame draw:style-name="gr2" draw:text-style-name="P2" draw:layer="layout" svg:width="3.81cm" svg:height="1.673cm" draw:transform="rotate (0.96324721417567) translate (0.801cm 13.513cm)">
          <draw:text-box>
            <text:p><text:span text:style-name="T1">Tasty Bi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2-19T19:41:42.357312100</dc:date>
    <meta:editing-duration>PT2M30S</meta:editing-duration>
    <meta:editing-cycles>2</meta:editing-cycles>
    <meta:generator>LibreOffice/25.8.3.2$Windows_X86_64 LibreOffice_project/8ca8d55c161d602844f5428fa4b58097424e324e</meta:generator>
    <meta:document-statistic meta:object-count="2"/>
  </office:meta>
</office:document-meta>
</file>